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id19-belgium-2020031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Test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Total Cases</text:p>
          </table:table-cell>
          <table:table-cell office:value-type="string" table:style-name="ce1">
            <text:p>ICU</text:p>
          </table:table-cell>
          <table:table-cell office:value-type="string" table:style-name="ce1">
            <text:p>Deaths</text:p>
          </table:table-cell>
          <table:table-cell table:number-columns-repeated="16377"/>
        </table:table-row>
        <table:table-row table:style-name="ro1">
          <table:table-cell office:value-type="date" office:date-value="2020-03-01T00:00:00" table:style-name="ce2">
            <text:p>01/03/202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[.B2]" table:style-name="ce1">
            <text:p>0</text:p>
          </table:table-cell>
          <table:table-cell office:value-type="float" office:value="2" table:formula="of:=[.C2]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2T00:00:00" table:style-name="ce2">
            <text:p>02/03/202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formula="of:=[.D2]+[.B3]" table:style-name="ce1">
            <text:p>0</text:p>
          </table:table-cell>
          <table:table-cell office:value-type="float" office:value="8" table:formula="of:=[.E2]+[.C3]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3T00:00:00" table:style-name="ce2">
            <text:p>03/03/2020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243" table:formula="of:=[.D3]+[.B4]" table:style-name="ce1">
            <text:p>243</text:p>
          </table:table-cell>
          <table:table-cell office:value-type="float" office:value="13" table:formula="of:=[.E3]+[.C4]" table:style-name="ce1">
            <text:p>1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4T00:00:00" table:style-name="ce2">
            <text:p>04/03/2020</text:p>
          </table:table-cell>
          <table:table-cell office:value-type="float" office:value="495" table:style-name="ce1">
            <text:p>495</text:p>
          </table:table-cell>
          <table:table-cell office:value-type="float" office:value="10" table:style-name="ce1">
            <text:p>10</text:p>
          </table:table-cell>
          <table:table-cell office:value-type="float" office:value="738" table:formula="of:=[.D4]+[.B5]" table:style-name="ce1">
            <text:p>738</text:p>
          </table:table-cell>
          <table:table-cell office:value-type="float" office:value="23" table:formula="of:=[.E4]+[.C5]" table:style-name="ce1">
            <text:p>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5T00:00:00" table:style-name="ce2">
            <text:p>05/03/202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738" table:formula="of:=[.D5]+[.B6]" table:style-name="ce1">
            <text:p>738</text:p>
          </table:table-cell>
          <table:table-cell office:value-type="float" office:value="50" table:formula="of:=[.E5]+[.C6]" table:style-name="ce1">
            <text:p>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6T00:00:00" table:style-name="ce2">
            <text:p>06/03/2020</text:p>
          </table:table-cell>
          <table:table-cell office:value-type="float" office:value="441" table:style-name="ce1">
            <text:p>441</text:p>
          </table:table-cell>
          <table:table-cell office:value-type="float" office:value="59" table:style-name="ce1">
            <text:p>59</text:p>
          </table:table-cell>
          <table:table-cell office:value-type="float" office:value="1179" table:formula="of:=[.D6]+[.B7]" table:style-name="ce1">
            <text:p>1179</text:p>
          </table:table-cell>
          <table:table-cell office:value-type="float" office:value="109" table:formula="of:=[.E6]+[.C7]" table:style-name="ce1">
            <text:p>10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7T00:00:00" table:style-name="ce2">
            <text:p>07/03/2020</text:p>
          </table:table-cell>
          <table:table-cell office:value-type="float" office:value="771" table:style-name="ce1">
            <text:p>771</text:p>
          </table:table-cell>
          <table:table-cell office:value-type="float" office:value="60" table:style-name="ce1">
            <text:p>60</text:p>
          </table:table-cell>
          <table:table-cell office:value-type="float" office:value="1950" table:formula="of:=[.D7]+[.B8]" table:style-name="ce1">
            <text:p>1950</text:p>
          </table:table-cell>
          <table:table-cell office:value-type="float" office:value="169" table:formula="of:=[.E7]+[.C8]" table:style-name="ce1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8T00:00:00" table:style-name="ce2">
            <text:p>08/03/2020</text:p>
          </table:table-cell>
          <table:table-cell office:value-type="float" office:value="422" table:style-name="ce1">
            <text:p>422</text:p>
          </table:table-cell>
          <table:table-cell office:value-type="float" office:value="31" table:style-name="ce1">
            <text:p>31</text:p>
          </table:table-cell>
          <table:table-cell office:value-type="float" office:value="2372" table:formula="of:=[.D8]+[.B9]" table:style-name="ce1">
            <text:p>2372</text:p>
          </table:table-cell>
          <table:table-cell office:value-type="float" office:value="200" table:formula="of:=[.E8]+[.C9]" table:style-name="ce1">
            <text:p>2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9T00:00:00" table:style-name="ce2">
            <text:p>09/03/2020</text:p>
          </table:table-cell>
          <table:table-cell office:value-type="float" office:value="334" table:style-name="ce1">
            <text:p>334</text:p>
          </table:table-cell>
          <table:table-cell office:value-type="float" office:value="39" table:style-name="ce1">
            <text:p>39</text:p>
          </table:table-cell>
          <table:table-cell office:value-type="float" office:value="2706" table:formula="of:=[.D9]+[.B10]" table:style-name="ce1">
            <text:p>2706</text:p>
          </table:table-cell>
          <table:table-cell office:value-type="float" office:value="239" table:formula="of:=[.E9]+[.C10]" table:style-name="ce1">
            <text:p>23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10T00:00:00" table:style-name="ce2">
            <text:p>10/03/2020</text:p>
          </table:table-cell>
          <table:table-cell office:value-type="float" office:value="443" table:style-name="ce1">
            <text:p>443</text:p>
          </table:table-cell>
          <table:table-cell office:value-type="float" office:value="28" table:style-name="ce1">
            <text:p>28</text:p>
          </table:table-cell>
          <table:table-cell office:value-type="float" office:value="3149" table:formula="of:=[.D10]+[.B11]" table:style-name="ce1">
            <text:p>3149</text:p>
          </table:table-cell>
          <table:table-cell office:value-type="float" office:value="267" table:formula="of:=[.E10]+[.C11]" table:style-name="ce1">
            <text:p>267</text:p>
          </table:table-cell>
          <table:table-cell office:value-type="float" office:value="20" table:style-name="ce1">
            <text:p>2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11T00:00:00" table:style-name="ce2">
            <text:p>11/03/2020</text:p>
          </table:table-cell>
          <table:table-cell office:value-type="float" office:value="639" table:style-name="ce1">
            <text:p>639</text:p>
          </table:table-cell>
          <table:table-cell office:value-type="float" office:value="47" table:style-name="ce1">
            <text:p>47</text:p>
          </table:table-cell>
          <table:table-cell office:value-type="float" office:value="3788" table:formula="of:=[.D11]+[.B12]" table:style-name="ce1">
            <text:p>3788</text:p>
          </table:table-cell>
          <table:table-cell office:value-type="float" office:value="314" table:formula="of:=[.E11]+[.C12]" table:style-name="ce1">
            <text:p>31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date" office:date-value="2020-03-12T00:00:00" table:style-name="ce2">
            <text:p>12/03/2020</text:p>
          </table:table-cell>
          <table:table-cell office:value-type="float" office:value="806" table:style-name="ce1">
            <text:p>806</text:p>
          </table:table-cell>
          <table:table-cell office:value-type="float" office:value="85" table:style-name="ce1">
            <text:p>85</text:p>
          </table:table-cell>
          <table:table-cell office:value-type="float" office:value="4594" table:formula="of:=[.D12]+[.B13]" table:style-name="ce1">
            <text:p>4594</text:p>
          </table:table-cell>
          <table:table-cell office:value-type="float" office:value="399" table:formula="of:=[.E12]+[.C13]" table:style-name="ce1">
            <text:p>399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meta:initial-creator>Laurent Eschenauer</meta:initial-creator>
    <dc:creator>Laurent Eschenauer</dc:creator>
    <meta:creation-date>2020-03-12T16:15:43Z</meta:creation-date>
    <dc:date>2020-03-12T16:15:43Z</dc:date>
  </office:meta>
</office:document-meta>
</file>